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IComponentBodyTag.getDoAfter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ComponentBodyTag.doAfter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ComponentBodyTag.doIni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IComponentBodyTag.setBodyContent( BodyContent body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